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51mm"/>
    </style:style>
    <style:style style:name="co3" style:family="table-column">
      <style:table-column-properties fo:break-before="auto" style:column-width="32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color="#000000" style:font-name="DejaVu Sans Mono" fo:font-size="12pt" fo:language="none" fo:country="none" style:font-name-asian="DejaVu Sans Mono" style:font-size-asian="12pt" style:language-asian="none" style:country-asian="none" style:font-name-complex="DejaVu Sans Mono" style:font-size-complex="12pt" style:language-complex="none" style:country-complex="none"/>
    </style:style>
    <style:style style:name="ce3" style:family="table-cell" style:parent-style-name="Default" style:data-style-name="N3"/>
    <style:style style:name="ce5" style:family="table-cell" style:parent-style-name="Default" style:data-style-name="N11"/>
    <style:style style:name="ce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83.11mm" svg:y="3.99mm">
            <draw:object draw:notify-on-update-of-ranges="Sheet1.C11:Sheet1.C18 Sheet1.E10:Sheet1.E10 Sheet1.E11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count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3" calcext:value-type="float">
            <text:p>3</text:p>
          </table:table-cell>
          <table:table-cell table:style-name="ce1" office:value-type="string" calcext:value-type="string">
            <text:p>pathsMiddleAllDirections</text:p>
          </table:table-cell>
          <table:table-cell table:formula="of:=26*([.A2]-2)*([.B2]-2)*([.C2]-2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formula="of:=[.A2]"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table:formula="of:=[.C2]" office:value-type="float" office:value="3" calcext:value-type="float">
            <text:p>3</text:p>
          </table:table-cell>
          <table:table-cell table:style-name="ce1" office:value-type="string" calcext:value-type="string">
            <text:p>pathsMiddleLeftRight</text:p>
          </table:table-cell>
          <table:table-cell table:formula="of:=17*([.A3]-2)*([.C3]-2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table:formula="of:=[.A3]" office:value-type="float" office:value="3" calcext:value-type="float">
            <text:p>3</text:p>
          </table:table-cell>
          <table:table-cell table:formula="of:=[.B3]" office:value-type="float" office:value="3" calcext:value-type="float">
            <text:p>3</text:p>
          </table:table-cell>
          <table:table-cell table:formula="of:=[.C3]" office:value-type="float" office:value="3" calcext:value-type="float">
            <text:p>3</text:p>
          </table:table-cell>
          <table:table-cell table:style-name="ce1" office:value-type="string" calcext:value-type="string">
            <text:p>pathsMiddleTopBottom</text:p>
          </table:table-cell>
          <table:table-cell table:formula="of:=17*([.B4]-2)*([.C4]-2)*2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table:formula="of:=[.A4]"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table:formula="of:=[.C4]" office:value-type="float" office:value="3" calcext:value-type="float">
            <text:p>3</text:p>
          </table:table-cell>
          <table:table-cell table:style-name="ce1" office:value-type="string" calcext:value-type="string">
            <text:p>pathsTopLeftRight</text:p>
          </table:table-cell>
          <table:table-cell table:formula="of:=11*([.A5]-2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5]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[.C5]" office:value-type="float" office:value="3" calcext:value-type="float">
            <text:p>3</text:p>
          </table:table-cell>
          <table:table-cell table:style-name="ce1" office:value-type="string" calcext:value-type="string">
            <text:p>pathsBottomLeftRight</text:p>
          </table:table-cell>
          <table:table-cell table:formula="of:=11*([.A6]-2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6]" office:value-type="float" office:value="3" calcext:value-type="float">
            <text:p>3</text:p>
          </table:table-cell>
          <table:table-cell table:formula="of:=[.B6]" office:value-type="float" office:value="3" calcext:value-type="float">
            <text:p>3</text:p>
          </table:table-cell>
          <table:table-cell table:formula="of:=[.C6]" office:value-type="float" office:value="3" calcext:value-type="float">
            <text:p>3</text:p>
          </table:table-cell>
          <table:table-cell table:style-name="ce1" office:value-type="string" calcext:value-type="string">
            <text:p>pathsTopTopBottom</text:p>
          </table:table-cell>
          <table:table-cell table:formula="of:=11*([.B7]-2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7]"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formula="of:=[.C7]" office:value-type="float" office:value="3" calcext:value-type="float">
            <text:p>3</text:p>
          </table:table-cell>
          <table:table-cell table:style-name="ce1" office:value-type="string" calcext:value-type="string">
            <text:p>pathsBottomTopBottom</text:p>
          </table:table-cell>
          <table:table-cell table:formula="of:=11*([.B8]-2)*2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formula="of:=[.A8]" office:value-type="float" office:value="3" calcext:value-type="float">
            <text:p>3</text:p>
          </table:table-cell>
          <table:table-cell table:formula="of:=[.B8]" office:value-type="float" office:value="3" calcext:value-type="float">
            <text:p>3</text:p>
          </table:table-cell>
          <table:table-cell table:formula="of:=[.C8]" office:value-type="float" office:value="3" calcext:value-type="float">
            <text:p>3</text:p>
          </table:table-cell>
          <table:table-cell table:style-name="ce1" office:value-type="string" calcext:value-type="string">
            <text:p>pathsEdges</text:p>
          </table:table-cell>
          <table:table-cell table:formula="of:=7*8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edges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int edges</text:p>
          </table:table-cell>
          <table:table-cell office:value-type="string" calcext:value-type="string">
            <text:p>int til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11]"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string" calcext:value-type="string">
            <text:p>sum</text:p>
          </table:table-cell>
          <table:table-cell table:style-name="ce3" table:formula="of:=26*([.A11]-2)*([.B11]-2)*([.C11]-2)+17*([.A11]-2)*([.C11]-2)*2+17*([.B11]-2)*([.C11]-2)*2+11*([.A11]-2)*2+11*([.A11]-2)*2+11*([.B11]-2)*2+11*([.B11]-2)*2+7*8" office:value-type="float" office:value="238" calcext:value-type="float">
            <text:p>238</text:p>
          </table:table-cell>
          <table:table-cell table:style-name="ce3" table:formula="of:=[.A11]*[.B11]*[.C11]" office:value-type="float" office:value="27" calcext:value-type="float">
            <text:p>27</text:p>
          </table:table-cell>
          <table:table-cell table:style-name="ce5" table:formula="of:=[.E11]/(2147483648+2147483647)" office:value-type="percentage" office:value="0.000000055413693202523" calcext:value-type="percentage">
            <text:p>0.00%</text:p>
          </table:table-cell>
          <table:table-cell table:style-name="ce5" table:formula="of:=[.F11]/(2147483648+2147483647)" office:value-type="percentage" office:value="0.00000000628642738011815" calcext:value-type="percentage">
            <text:p>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2]" office:value-type="float" office:value="8" calcext:value-type="float">
            <text:p>8</text:p>
          </table:table-cell>
          <table:table-cell table:formula="of:=[.B12]" office:value-type="float" office:value="8" calcext:value-type="float">
            <text:p>8</text:p>
          </table:table-cell>
          <table:table-cell office:value-type="string" calcext:value-type="string">
            <text:p>sum</text:p>
          </table:table-cell>
          <table:table-cell table:style-name="ce3" table:formula="of:=26*([.A12]-2)*([.B12]-2)*([.C12]-2)+17*([.A12]-2)*([.C12]-2)*2+17*([.B12]-2)*([.C12]-2)*2+11*([.A12]-2)*2+11*([.A12]-2)*2+11*([.B12]-2)*2+11*([.B12]-2)*2+7*8" office:value-type="float" office:value="8648" calcext:value-type="float">
            <text:p>8,648</text:p>
          </table:table-cell>
          <table:table-cell table:style-name="ce3" table:formula="of:=[.A12]*[.B12]*[.C12]" office:value-type="float" office:value="512" calcext:value-type="float">
            <text:p>512</text:p>
          </table:table-cell>
          <table:table-cell table:style-name="ce5" table:formula="of:=[.E12]/(2147483648+2147483647)" office:value-type="percentage" office:value="0.00000201351940678747" calcext:value-type="percentage">
            <text:p>0.00%</text:p>
          </table:table-cell>
          <table:table-cell table:style-name="ce5" table:formula="of:=[.F12]/(2147483648+2147483647)" office:value-type="percentage" office:value="0.000000119209289578537" calcext:value-type="percentage">
            <text:p>0.00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3]" office:value-type="float" office:value="16" calcext:value-type="float">
            <text:p>16</text:p>
          </table:table-cell>
          <table:table-cell table:formula="of:=[.B13]" office:value-type="float" office:value="16" calcext:value-type="float">
            <text:p>16</text:p>
          </table:table-cell>
          <table:table-cell office:value-type="string" calcext:value-type="string">
            <text:p>sum</text:p>
          </table:table-cell>
          <table:table-cell table:style-name="ce3" table:formula="of:=26*([.A13]-2)*([.B13]-2)*([.C13]-2)+17*([.A13]-2)*([.C13]-2)*2+17*([.B13]-2)*([.C13]-2)*2+11*([.A13]-2)*2+11*([.A13]-2)*2+11*([.B13]-2)*2+11*([.B13]-2)*2+7*8" office:value-type="float" office:value="85960" calcext:value-type="float">
            <text:p>85,960</text:p>
          </table:table-cell>
          <table:table-cell table:style-name="ce3" table:formula="of:=[.A13]*[.B13]*[.C13]" office:value-type="float" office:value="4096" calcext:value-type="float">
            <text:p>4,096</text:p>
          </table:table-cell>
          <table:table-cell table:style-name="ce5" table:formula="of:=[.E13]/(2147483648+2147483647)" office:value-type="percentage" office:value="0.0000200141221331465" calcext:value-type="percentage">
            <text:p>0.00%</text:p>
          </table:table-cell>
          <table:table-cell table:style-name="ce5" table:formula="of:=[.F13]/(2147483648+2147483647)" office:value-type="percentage" office:value="0.000000953674316628295" calcext:value-type="percentage">
            <text:p>0.00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4]" office:value-type="float" office:value="32" calcext:value-type="float">
            <text:p>32</text:p>
          </table:table-cell>
          <table:table-cell table:formula="of:=[.B14]" office:value-type="float" office:value="32" calcext:value-type="float">
            <text:p>32</text:p>
          </table:table-cell>
          <table:table-cell office:value-type="string" calcext:value-type="string">
            <text:p>sum</text:p>
          </table:table-cell>
          <table:table-cell table:style-name="ce3" table:formula="of:=26*([.A14]-2)*([.B14]-2)*([.C14]-2)+17*([.A14]-2)*([.C14]-2)*2+17*([.B14]-2)*([.C14]-2)*2+11*([.A14]-2)*2+11*([.A14]-2)*2+11*([.B14]-2)*2+11*([.B14]-2)*2+7*8" office:value-type="float" office:value="765896" calcext:value-type="float">
            <text:p>765,896</text:p>
          </table:table-cell>
          <table:table-cell table:style-name="ce3" table:formula="of:=[.A14]*[.B14]*[.C14]" office:value-type="float" office:value="32768" calcext:value-type="float">
            <text:p>32,768</text:p>
          </table:table-cell>
          <table:table-cell table:style-name="ce5" table:formula="of:=[.E14]/(2147483648+2147483647)" office:value-type="percentage" office:value="0.000178324058693443" calcext:value-type="percentage">
            <text:p>0.02%</text:p>
          </table:table-cell>
          <table:table-cell table:style-name="ce5" table:formula="of:=[.F14]/(2147483648+2147483647)" office:value-type="percentage" office:value="0.00000762939453302636" calcext:value-type="percentage">
            <text:p>0.00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5]" office:value-type="float" office:value="64" calcext:value-type="float">
            <text:p>64</text:p>
          </table:table-cell>
          <table:table-cell table:formula="of:=[.B15]" office:value-type="float" office:value="64" calcext:value-type="float">
            <text:p>64</text:p>
          </table:table-cell>
          <table:table-cell office:value-type="string" calcext:value-type="string">
            <text:p>sum</text:p>
          </table:table-cell>
          <table:table-cell table:style-name="ce3" table:formula="of:=26*([.A15]-2)*([.B15]-2)*([.C15]-2)+17*([.A15]-2)*([.C15]-2)*2+17*([.B15]-2)*([.C15]-2)*2+11*([.A15]-2)*2+11*([.A15]-2)*2+11*([.B15]-2)*2+11*([.B15]-2)*2+7*8" office:value-type="float" office:value="6463432" calcext:value-type="float">
            <text:p>6,463,432</text:p>
          </table:table-cell>
          <table:table-cell table:style-name="ce3" table:formula="of:=[.A15]*[.B15]*[.C15]" office:value-type="float" office:value="262144" calcext:value-type="float">
            <text:p>262,144</text:p>
          </table:table-cell>
          <table:table-cell table:style-name="ce5" table:formula="of:=[.E15]/(2147483648+2147483647)" office:value-type="percentage" office:value="0.0015048850331234" calcext:value-type="percentage">
            <text:p>0.15%</text:p>
          </table:table-cell>
          <table:table-cell table:style-name="ce5" table:formula="of:=[.F15]/(2147483648+2147483647)" office:value-type="percentage" office:value="0.0000610351562642108" calcext:value-type="percentage">
            <text:p>0.01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6]" office:value-type="float" office:value="128" calcext:value-type="float">
            <text:p>128</text:p>
          </table:table-cell>
          <table:table-cell table:formula="of:=[.B16]" office:value-type="float" office:value="128" calcext:value-type="float">
            <text:p>128</text:p>
          </table:table-cell>
          <table:table-cell office:value-type="string" calcext:value-type="string">
            <text:p>sum</text:p>
          </table:table-cell>
          <table:table-cell table:style-name="ce3" table:formula="of:=26*([.A16]-2)*([.B16]-2)*([.C16]-2)+17*([.A16]-2)*([.C16]-2)*2+17*([.B16]-2)*([.C16]-2)*2+11*([.A16]-2)*2+11*([.A16]-2)*2+11*([.B16]-2)*2+11*([.B16]-2)*2+7*8" office:value-type="float" office:value="53100488" calcext:value-type="float">
            <text:p>53,100,488</text:p>
          </table:table-cell>
          <table:table-cell table:style-name="ce3" table:formula="of:=[.A16]*[.B16]*[.C16]" office:value-type="float" office:value="2097152" calcext:value-type="float">
            <text:p>2,097,152</text:p>
          </table:table-cell>
          <table:table-cell table:style-name="ce5" table:formula="of:=[.E16]/(2147483648+2147483647)" office:value-type="percentage" office:value="0.0123634208022532" calcext:value-type="percentage">
            <text:p>1.24%</text:p>
          </table:table-cell>
          <table:table-cell table:style-name="ce5" table:formula="of:=[.F16]/(2147483648+2147483647)" office:value-type="percentage" office:value="0.000488281250113687" calcext:value-type="percentage">
            <text:p>0.05%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17]" office:value-type="float" office:value="256" calcext:value-type="float">
            <text:p>256</text:p>
          </table:table-cell>
          <table:table-cell table:formula="of:=[.B17]" office:value-type="float" office:value="256" calcext:value-type="float">
            <text:p>256</text:p>
          </table:table-cell>
          <table:table-cell office:value-type="string" calcext:value-type="string">
            <text:p>sum</text:p>
          </table:table-cell>
          <table:table-cell table:style-name="ce3" table:formula="of:=26*([.A17]-2)*([.B17]-2)*([.C17]-2)+17*([.A17]-2)*([.C17]-2)*2+17*([.B17]-2)*([.C17]-2)*2+11*([.A17]-2)*2+11*([.A17]-2)*2+11*([.B17]-2)*2+11*([.B17]-2)*2+7*8" office:value-type="float" office:value="430473160" calcext:value-type="float">
            <text:p>430,473,160</text:p>
          </table:table-cell>
          <table:table-cell table:style-name="ce3" table:formula="of:=[.A17]*[.B17]*[.C17]" office:value-type="float" office:value="16777216" calcext:value-type="float">
            <text:p>16,777,216</text:p>
          </table:table-cell>
          <table:table-cell table:style-name="ce5" table:formula="of:=[.E17]/(2147483648+2147483647)" office:value-type="percentage" office:value="0.100227342941851" calcext:value-type="percentage">
            <text:p>10.02%</text:p>
          </table:table-cell>
          <table:table-cell table:style-name="ce5" table:formula="of:=[.F17]/(2147483648+2147483647)" office:value-type="percentage" office:value="0.00390625000090949" calcext:value-type="percentage">
            <text:p>0.39%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18]" office:value-type="float" office:value="512" calcext:value-type="float">
            <text:p>512</text:p>
          </table:table-cell>
          <table:table-cell table:formula="of:=[.B18]" office:value-type="float" office:value="512" calcext:value-type="float">
            <text:p>512</text:p>
          </table:table-cell>
          <table:table-cell office:value-type="string" calcext:value-type="string">
            <text:p>sum</text:p>
          </table:table-cell>
          <table:table-cell table:style-name="ce3" table:formula="of:=26*([.A18]-2)*([.B18]-2)*([.C18]-2)+17*([.A18]-2)*([.C18]-2)*2+17*([.B18]-2)*([.C18]-2)*2+11*([.A18]-2)*2+11*([.A18]-2)*2+11*([.B18]-2)*2+11*([.B18]-2)*2+7*8" office:value-type="float" office:value="3466657736" calcext:value-type="float">
            <text:p>3,466,657,736</text:p>
          </table:table-cell>
          <table:table-cell table:style-name="ce3" table:formula="of:=[.A18]*[.B18]*[.C18]" office:value-type="float" office:value="134217728" calcext:value-type="float">
            <text:p>134,217,728</text:p>
          </table:table-cell>
          <table:table-cell table:style-name="ce5" table:formula="of:=[.E18]/(2147483648+2147483647)" office:value-type="percentage" office:value="0.807144152188474" calcext:value-type="percentage">
            <text:p>80.71%</text:p>
          </table:table-cell>
          <table:table-cell table:style-name="ce5" table:formula="of:=[.F18]/(2147483648+2147483647)" office:value-type="percentage" office:value="0.031250000007276" calcext:value-type="percentage">
            <text:p>3.13%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formula="of:=256/4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lock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2"/>
          <table:table-cell table:formula="of:=[.$A26]*[.$B26]*[.$C26]/([.F$25]*[.F$25]*[.F$2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27]" office:value-type="float" office:value="16" calcext:value-type="float">
            <text:p>16</text:p>
          </table:table-cell>
          <table:table-cell table:formula="of:=[.B27]" office:value-type="float" office:value="16" calcext:value-type="float">
            <text:p>16</text:p>
          </table:table-cell>
          <table:table-cell table:number-columns-repeated="2"/>
          <table:table-cell table:formula="of:=[.$A27]*[.$B27]*[.$C27]/([.F$25]*[.F$25]*[.F$25])+[.F26]" office:value-type="float" office:value="72" calcext:value-type="float">
            <text:p>72</text:p>
          </table:table-cell>
          <table:table-cell table:formula="of:=[.$A27]*[.$B27]*[.$C27]/([.G$25]*[.G$25]*[.G$25])+[.G26]"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[.A27]*2" office:value-type="float" office:value="32" calcext:value-type="float">
            <text:p>32</text:p>
          </table:table-cell>
          <table:table-cell table:formula="of:=[.A28]" office:value-type="float" office:value="32" calcext:value-type="float">
            <text:p>32</text:p>
          </table:table-cell>
          <table:table-cell table:formula="of:=[.B28]" office:value-type="float" office:value="32" calcext:value-type="float">
            <text:p>32</text:p>
          </table:table-cell>
          <table:table-cell table:number-columns-repeated="2"/>
          <table:table-cell table:formula="of:=[.$A28]*[.$B28]*[.$C28]/([.F$25]*[.F$25]*[.F$25])+[.F27]" office:value-type="float" office:value="584" calcext:value-type="float">
            <text:p>584</text:p>
          </table:table-cell>
          <table:table-cell table:formula="of:=[.$A28]*[.$B28]*[.$C28]/([.G$25]*[.G$25]*[.G$25])+[.G27]" office:value-type="float" office:value="72" calcext:value-type="float">
            <text:p>72</text:p>
          </table:table-cell>
          <table:table-cell/>
        </table:table-row>
        <table:table-row table:style-name="ro1">
          <table:table-cell table:formula="of:=[.A28]*2" office:value-type="float" office:value="64" calcext:value-type="float">
            <text:p>64</text:p>
          </table:table-cell>
          <table:table-cell table:formula="of:=[.A29]" office:value-type="float" office:value="64" calcext:value-type="float">
            <text:p>64</text:p>
          </table:table-cell>
          <table:table-cell table:formula="of:=[.B29]" office:value-type="float" office:value="64" calcext:value-type="float">
            <text:p>64</text:p>
          </table:table-cell>
          <table:table-cell table:number-columns-repeated="2"/>
          <table:table-cell table:formula="of:=[.$A29]*[.$B29]*[.$C29]/([.F$25]*[.F$25]*[.F$25])+[.F28]" office:value-type="float" office:value="4680" calcext:value-type="float">
            <text:p>4680</text:p>
          </table:table-cell>
          <table:table-cell table:formula="of:=[.$A29]*[.$B29]*[.$C29]/([.G$25]*[.G$25]*[.G$25])+[.G28]" office:value-type="float" office:value="584" calcext:value-type="float">
            <text:p>584</text:p>
          </table:table-cell>
          <table:table-cell/>
        </table:table-row>
        <table:table-row table:style-name="ro1">
          <table:table-cell table:formula="of:=[.A29]*2" office:value-type="float" office:value="128" calcext:value-type="float">
            <text:p>128</text:p>
          </table:table-cell>
          <table:table-cell table:formula="of:=[.A30]" office:value-type="float" office:value="128" calcext:value-type="float">
            <text:p>128</text:p>
          </table:table-cell>
          <table:table-cell table:formula="of:=[.B30]" office:value-type="float" office:value="128" calcext:value-type="float">
            <text:p>128</text:p>
          </table:table-cell>
          <table:table-cell table:number-columns-repeated="2"/>
          <table:table-cell table:formula="of:=[.$A30]*[.$B30]*[.$C30]/([.F$25]*[.F$25]*[.F$25])+[.F29]" office:value-type="float" office:value="37448" calcext:value-type="float">
            <text:p>37448</text:p>
          </table:table-cell>
          <table:table-cell table:formula="of:=[.$A30]*[.$B30]*[.$C30]/([.G$25]*[.G$25]*[.G$25])+[.G29]" office:value-type="float" office:value="4680" calcext:value-type="float">
            <text:p>4680</text:p>
          </table:table-cell>
          <table:table-cell/>
        </table:table-row>
        <table:table-row table:style-name="ro1">
          <table:table-cell table:formula="of:=[.A30]*2" office:value-type="float" office:value="256" calcext:value-type="float">
            <text:p>256</text:p>
          </table:table-cell>
          <table:table-cell table:formula="of:=[.A31]" office:value-type="float" office:value="256" calcext:value-type="float">
            <text:p>256</text:p>
          </table:table-cell>
          <table:table-cell table:formula="of:=[.B31]" office:value-type="float" office:value="256" calcext:value-type="float">
            <text:p>256</text:p>
          </table:table-cell>
          <table:table-cell table:number-columns-repeated="2"/>
          <table:table-cell table:formula="of:=[.$A31]*[.$B31]*[.$C31]/([.F$25]*[.F$25]*[.F$25])+[.F30]" office:value-type="float" office:value="299592" calcext:value-type="float">
            <text:p>299592</text:p>
          </table:table-cell>
          <table:table-cell table:formula="of:=[.$A31]*[.$B31]*[.$C31]/([.G$25]*[.G$25]*[.G$25])+[.G30]" office:value-type="float" office:value="37448" calcext:value-type="float">
            <text:p>37448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ime sec</text:p>
          </table:table-cell>
          <table:table-cell office:value-type="string" calcext:value-type="string">
            <text:p>time min</text:p>
          </table:table-cell>
          <table:table-cell office:value-type="string" calcext:value-type="string">
            <text:p>size mb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6]" office:value-type="float" office:value="16" calcext:value-type="float">
            <text:p>16</text:p>
          </table:table-cell>
          <table:table-cell table:formula="of:=[.B36]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formula="of:=[.A36]*2" office:value-type="float" office:value="32" calcext:value-type="float">
            <text:p>32</text:p>
          </table:table-cell>
          <table:table-cell table:formula="of:=[.A37]" office:value-type="float" office:value="32" calcext:value-type="float">
            <text:p>32</text:p>
          </table:table-cell>
          <table:table-cell table:formula="of:=[.B37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37]*2" office:value-type="float" office:value="64" calcext:value-type="float">
            <text:p>64</text:p>
          </table:table-cell>
          <table:table-cell table:formula="of:=[.A38]" office:value-type="float" office:value="64" calcext:value-type="float">
            <text:p>64</text:p>
          </table:table-cell>
          <table:table-cell table:formula="of:=[.B38]" office:value-type="float" office:value="64" calcext:value-type="float">
            <text:p>6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38]*2" office:value-type="float" office:value="128" calcext:value-type="float">
            <text:p>128</text:p>
          </table:table-cell>
          <table:table-cell table:formula="of:=[.A39]" office:value-type="float" office:value="128" calcext:value-type="float">
            <text:p>128</text:p>
          </table:table-cell>
          <table:table-cell table:formula="of:=[.B39]" office:value-type="float" office:value="128" calcext:value-type="float">
            <text:p>12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/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39]*2" office:value-type="float" office:value="256" calcext:value-type="float">
            <text:p>256</text:p>
          </table:table-cell>
          <table:table-cell table:formula="of:=[.A40]" office:value-type="float" office:value="256" calcext:value-type="float">
            <text:p>256</text:p>
          </table:table-cell>
          <table:table-cell table:formula="of:=[.B40]" office:value-type="float" office:value="256" calcext:value-type="float">
            <text:p>256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42]" office:value-type="float" office:value="128" calcext:value-type="float">
            <text:p>128</text:p>
          </table:table-cell>
          <table:table-cell table:formula="of:=[.B42]" office:value-type="float" office:value="128" calcext:value-type="float">
            <text:p>128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formula="of:=[.A42]*2" office:value-type="float" office:value="256" calcext:value-type="float">
            <text:p>256</text:p>
          </table:table-cell>
          <table:table-cell table:formula="of:=[.A43]" office:value-type="float" office:value="256" calcext:value-type="float">
            <text:p>256</text:p>
          </table:table-cell>
          <table:table-cell table:formula="of:=[.B43]" office:value-type="float" office:value="256" calcext:value-type="float">
            <text:p>256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table:style-name="ce7" table:formula="of:=[.F43]/60" office:value-type="float" office:value="8.53333333333333" calcext:value-type="float">
            <text:p>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8" loext:min-decimal-places="8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6" loext:min-decimal-places="6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 style:data-style-name="N2" text:time-value="21:04:47.239257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0T15:32:02.093914168</meta:creation-date>
    <dc:date>2023-03-24T21:07:27.006162441</dc:date>
    <meta:editing-duration>P2DT7H44M40S</meta:editing-duration>
    <meta:editing-cycles>10</meta:editing-cycles>
    <meta:generator>LibreOffice/6.4.7.2$Linux_X86_64 LibreOffice_project/40$Build-2</meta:generator>
    <meta:document-statistic meta:table-count="1" meta:cell-count="18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208cm" style:legend-expansion="high" chart:style-name="ch2"/>
        <chart:plot-area chart:style-name="ch3" table:cell-range-address="Sheet1.C11:Sheet1.C18 Sheet1.E10:Sheet1.E18" chart:data-source-has-labels="both" svg:x="0.32cm" svg:y="0.18cm" svg:width="13.063cm" svg:height="8.64cm">
          <chartooo:coordinate-region svg:x="2.762cm" svg:y="0.372cm" svg:width="10.333cm" svg:height="7.816cm"/>
          <chart:axis chart:dimension="x" chart:name="primary-x" chart:style-name="ch4" chartooo:axis-type="auto">
            <chartooo:date-scale/>
            <chart:categories table:cell-range-address="Sheet1.C11:Sheet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1:Sheet1.E18" chart:label-cell-address="Sheet1.E10:Sheet1.E10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ges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C11:Sheet1.C18</svg:desc>
                </draw:g>
              </table:table-cell>
              <table:table-cell office:value-type="float" office:value="238">
                <text:p>238</text:p>
                <draw:g>
                  <svg:desc>Sheet1.E11:Sheet1.E18</svg:desc>
                </draw:g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648">
                <text:p>86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960">
                <text:p>8596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65896">
                <text:p>7658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63432">
                <text:p>64634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3100488">
                <text:p>5310048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30473160">
                <text:p>430473160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466657736">
                <text:p>3466657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